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3015" calcext:value-type="float">
            <text:p>3015</text:p>
          </table:table-cell>
          <table:table-cell office:value-type="float" office:value="4728" calcext:value-type="float">
            <text:p>4728</text:p>
          </table:table-cell>
          <table:table-cell office:value-type="float" office:value="1413" calcext:value-type="float">
            <text:p>1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61" calcext:value-type="float">
            <text:p>4361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1" calcext:value-type="float">
            <text:p>4581</text:p>
          </table:table-cell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:.B5])" office:value-type="float" office:value="16401" calcext:value-type="float">
            <text:p>16401</text:p>
          </table:table-cell>
          <table:table-cell table:formula="of:=SUM([.C1:.C5])" office:value-type="float" office:value="14524" calcext:value-type="float">
            <text:p>14524</text:p>
          </table:table-cell>
          <table:table-cell table:formula="of:=SUM([.D1:.D5])" office:value-type="float" office:value="1413" calcext:value-type="float">
            <text:p>1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l</text:p>
          </table:table-cell>
          <table:table-cell table:formula="of:=MIN([.B1:.B5])" office:value-type="float" office:value="3015" calcext:value-type="float">
            <text:p>3015</text:p>
          </table:table-cell>
          <table:table-cell table:formula="of:=MIN([.C1:.C5])" office:value-type="float" office:value="135" calcext:value-type="float">
            <text:p>135</text:p>
          </table:table-cell>
          <table:table-cell table:formula="of:=MIN([.D1:.D5])" office:value-type="float" office:value="1413" calcext:value-type="float">
            <text:p>1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al minimal</text:p>
          </table:table-cell>
          <table:table-cell table:formula="of:=MIN([.$B$1:.$D$5])" office:value-type="float" office:value="135" calcext:value-type="float">
            <text:p>135</text:p>
          </table:table-cell>
          <table:table-cell table:formula="of:=MIN([.$B$1:.$D$5])" office:value-type="float" office:value="135" calcext:value-type="float">
            <text:p>135</text:p>
          </table:table-cell>
          <table:table-cell table:formula="of:=MIN([.$B$1:.$D$5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1</text:p>
          </table:table-cell>
          <table:table-cell table:formula="of:=[.B6]+(4-2)*[.B7]" office:value-type="float" office:value="22431" calcext:value-type="float">
            <text:p>22431</text:p>
          </table:table-cell>
          <table:table-cell table:formula="of:=[.C6]+(5-2)*[.C7]" office:value-type="float" office:value="14929" calcext:value-type="float">
            <text:p>14929</text:p>
          </table:table-cell>
          <table:table-cell table:formula="of:=[.D6]+(1-2)*[.D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2</text:p>
          </table:table-cell>
          <table:table-cell table:formula="of:=[.B6]+[.B7]+(4+1)*[.B8]" office:value-type="float" office:value="20091" calcext:value-type="float">
            <text:p>20091</text:p>
          </table:table-cell>
          <table:table-cell table:formula="of:=[.C6]+[.C7]+(5+1)*[.C8]" office:value-type="float" office:value="15469" calcext:value-type="float">
            <text:p>15469</text:p>
          </table:table-cell>
          <table:table-cell table:formula="of:=[.D6]+[.D7]+(4+1)*[.D8]" office:value-type="float" office:value="3501" calcext:value-type="float">
            <text:p>3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er</text:p>
          </table:table-cell>
          <table:table-cell table:formula="of:=MIN([.B9:.B10])" office:value-type="float" office:value="20091" calcext:value-type="float">
            <text:p>20091</text:p>
          </table:table-cell>
          <table:table-cell table:formula="of:=MIN([.C9:.C10])" office:value-type="float" office:value="14929" calcext:value-type="float">
            <text:p>14929</text:p>
          </table:table-cell>
          <table:table-cell table:formula="of:=MIN([.D9:.D10])" office:value-type="float" office:value="0" calcext:value-type="float">
            <text:p>0</text:p>
          </table:table-cell>
          <table:table-cell table:formula="of:=SUM([.B11:.D11])" office:value-type="float" office:value="35020" calcext:value-type="float">
            <text:p>35020</text:p>
          </table:table-cell>
          <table:table-cell table:formula="of:=[.E11]-[.C5]-[.B1]" office:value-type="float" office:value="31870" calcext:value-type="float">
            <text:p>31870</text:p>
          </table:table-cell>
          <table:table-cell office:value-type="float" office:value="30518" calcext:value-type="float">
            <text:p>30518</text:p>
          </table:table-cell>
        </table:table-row>
        <table:table-row table:style-name="ro1">
          <table:table-cell table:number-columns-repeated="5"/>
          <table:table-cell table:formula="of:=[.B3]+[.C5]" office:value-type="float" office:value="4716" calcext:value-type="float">
            <text:p>4716</text:p>
          </table:table-cell>
          <table:table-cell table:formula="of:=[.E11]-[.G11]" office:value-type="float" office:value="4502" calcext:value-type="float">
            <text:p>4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4:12:35.058020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3:30:50.479030397</meta:creation-date>
    <dc:date>2022-08-08T15:00:58.969317645</dc:date>
    <meta:editing-duration>PT32M57S</meta:editing-duration>
    <meta:editing-cycles>2</meta:editing-cycles>
    <meta:generator>LibreOffice/7.2.7.2$Linux_X86_64 LibreOffice_project/20$Build-2</meta:generator>
    <meta:document-statistic meta:table-count="1" meta:cell-count="39" meta:object-count="0"/>
  </office:meta>
</office:document-meta>
</file>